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Util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PRODUCT([.A5:.C5])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crusor MK8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https://www.youtube.com/watch?v=vTdO-u_8X9k</text:p>
          </table:table-cell>
          <table:table-cell table:number-columns-repeated="2"/>
          <table:table-cell table:formula="of:=PRODUCT([.A6:.C6])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es Nema 17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table:formula="of:=PRODUCT([.A7:.C7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ega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formula="of:=PRODUCT([.A8:.C8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P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formula="of:=PRODUCT([.A9:.C9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olu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PRODUCT([.A10:.C10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ente</text:p>
          </table:table-cell>
          <table:table-cell office:value-type="float" office:value="1250" calcext:value-type="float">
            <text:p>1250</text:p>
          </table:table-cell>
          <table:table-cell table:number-columns-repeated="4"/>
          <table:table-cell table:formula="of:=PRODUCT([.A11:.C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PRODUCT([.A12:.C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PRODUCT([.A13:.C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PRODUCT([.A14:.C14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H4:.H9])" office:value-type="float" office:value="13050" calcext:value-type="float">
            <text:p>130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ttps://articulo.mercadolibre.com.ar/MLA-794012469-cortes-de-fibrofacil-o-mdf-a-medida-3mm5mm9mm-y-15mm-_JM#position=1&amp;type=item&amp;tracking_id=6c83e86b-095e-4fa3-bcf8-7295f314fdc2</text:p>
          </table:table-cell>
          <table:table-cell table:number-columns-repeated="5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9:44:40.077230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9:44:42.610704990</meta:creation-date>
    <meta:editing-duration>PT9M31S</meta:editing-duration>
    <meta:editing-cycles>4</meta:editing-cycles>
    <meta:generator>LibreOffice/6.0.7.3$Linux_X86_64 LibreOffice_project/00m0$Build-3</meta:generator>
    <dc:date>2020-03-06T20:04:24.388414208</dc:date>
    <meta:document-statistic meta:table-count="1" meta:cell-count="38" meta:object-count="0"/>
  </office:meta>
</office:document-meta>
</file>